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2.032cm"/>
    </style:style>
    <style:style style:name="gr11" style:family="graphic" style:parent-style-name="standard">
      <style:graphic-properties draw:stroke="none" svg:stroke-color="#000000" draw:fill="none" draw:fill-color="#ffffff" fo:min-height="1.778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1.905cm"/>
    </style:style>
    <style:style style:name="gr14" style:family="graphic" style:parent-style-name="standard">
      <style:graphic-properties draw:stroke="none" svg:stroke-color="#000000" draw:fill="none" draw:fill-color="#ffffff" fo:min-height="1.132cm"/>
    </style:style>
    <style:style style:name="gr15" style:family="graphic" style:parent-style-name="standard">
      <style:graphic-properties draw:stroke="none" svg:stroke-color="#000000" draw:fill="none" draw:fill-color="#ffffff" fo:min-height="1.524cm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143cm"/>
    </style:style>
    <style:style style:name="gr18" style:family="graphic" style:parent-style-name="standard">
      <style:graphic-properties draw:stroke="none" svg:stroke-color="#000000" draw:fill="none" draw:fill-color="#ffffff" fo:min-height="0.889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81cm"/>
    </style:style>
    <style:style style:name="P1" style:family="paragraph">
      <style:paragraph-properties fo:text-align="center"/>
    </style:style>
    <style:style style:name="P2" style:family="paragraph">
      <style:text-properties style:font-name="Purisa" fo:font-size="12pt" style:font-size-asian="12pt" style:font-size-complex="12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size="24pt" style:font-size-asian="24pt" style:font-size-complex="24pt"/>
    </style:style>
    <style:style style:name="T1" style:family="text">
      <style:text-properties style:font-name="Purisa"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171cm" svg:y1="11.922cm" svg:x2="15.79cm" svg:y2="15.224cm">
          <text:p/>
        </draw:line>
        <draw:line draw:style-name="gr1" draw:text-style-name="P1" draw:layer="layout" svg:x1="4.452cm" svg:y1="7.985cm" svg:x2="9.913cm" svg:y2="14.97cm">
          <text:p/>
        </draw:line>
        <draw:custom-shape draw:style-name="gr2" draw:text-style-name="P1" draw:layer="layout" svg:width="6.35cm" svg:height="1.016cm" svg:x="12.509cm" svg:y="11.03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88cm" svg:y1="2.778cm" svg:x2="3.664cm" svg:y2="6.331cm">
          <text:p/>
        </draw:line>
        <draw:line draw:style-name="gr1" draw:text-style-name="P1" draw:layer="layout" svg:x1="8.112cm" svg:y1="2.397cm" svg:x2="17.51cm" svg:y2="2.397cm">
          <text:p/>
        </draw:line>
        <draw:custom-shape draw:style-name="gr3" draw:text-style-name="P1" draw:layer="layout" svg:width="3.683cm" svg:height="2.921cm" svg:x="4.91cm" svg:y="1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35cm" svg:height="2.286cm" svg:x="16.2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1.778cm" svg:x="3.109cm" svg:y="16.46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" draw:text-style-name="P1" draw:layer="layout" svg:x1="3.667cm" svg:y1="7.35cm" svg:x2="3.667cm" svg:y2="12.43cm">
          <text:p/>
        </draw:line>
        <draw:line draw:style-name="gr1" draw:text-style-name="P1" draw:layer="layout" svg:x1="4.429cm" svg:y1="6.815cm" svg:x2="12.557cm" svg:y2="8.874cm">
          <text:p/>
        </draw:line>
        <draw:custom-shape draw:style-name="gr6" draw:text-style-name="P1" draw:layer="layout" svg:width="3.048cm" svg:height="3.175cm" svg:x="1.889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84cm" svg:y1="12.049cm" svg:x2="19.473cm" svg:y2="15.224cm">
          <text:p/>
        </draw:line>
        <draw:custom-shape draw:style-name="gr7" draw:text-style-name="P1" draw:layer="layout" svg:width="3.175cm" svg:height="3.175cm" svg:x="18.20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175cm" svg:height="3.048cm" svg:x="14.012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293cm" svg:y1="15.351cm" svg:x2="13.198cm" svg:y2="12.049cm">
          <text:p/>
        </draw:line>
        <draw:custom-shape draw:style-name="gr5" draw:text-style-name="P1" draw:layer="layout" svg:width="3.556cm" svg:height="2.159cm" svg:x="9.548cm" svg:y="14.8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3.556cm" svg:height="2.159cm" svg:x="2.016cm" svg:y="11.7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layer="layout" svg:width="4.953cm" svg:height="2.282cm" svg:x="5.594cm" svg:y="1.859cm">
          <draw:text-box>
            <text:p>Round</text:p>
          </draw:text-box>
        </draw:frame>
        <draw:frame draw:style-name="gr11" draw:layer="layout" svg:width="2.794cm" svg:height="2.028cm" svg:x="2.44cm" svg:y="6.308cm">
          <draw:text-box>
            <text:p>Pass</text:p>
          </draw:text-box>
        </draw:frame>
        <draw:frame draw:style-name="gr11" draw:layer="layout" svg:width="4.191cm" svg:height="2.028cm" svg:x="2.143cm" svg:y="12.43cm">
          <draw:text-box>
            <text:p>Dictionary</text:p>
          </draw:text-box>
        </draw:frame>
        <draw:frame draw:style-name="gr12" draw:layer="layout" svg:width="7.239cm" svg:height="0.962cm" svg:x="12.587cm" svg:y="11.033cm">
          <draw:text-box>
            <text:p>Reduction Workers</text:p>
          </draw:text-box>
        </draw:frame>
        <draw:frame draw:style-name="gr13" draw:layer="layout" svg:width="4.064cm" svg:height="2.155cm" svg:x="9.421cm" svg:y="15.619cm">
          <draw:text-box>
            <text:p>Pass Cache</text:p>
          </draw:text-box>
        </draw:frame>
        <draw:frame draw:style-name="gr14" draw:layer="layout" svg:width="3.937cm" svg:height="1.382cm" svg:x="18.381cm" svg:y="15.097cm">
          <draw:text-box>
            <text:p>Counter</text:p>
          </draw:text-box>
        </draw:frame>
        <draw:frame draw:style-name="gr15" draw:layer="layout" svg:width="3.556cm" svg:height="1.774cm" svg:x="14.366cm" svg:y="15.097cm">
          <draw:text-box>
            <text:p>Words</text:p>
          </draw:text-box>
        </draw:frame>
        <draw:frame draw:style-name="gr13" draw:layer="layout" svg:width="4.064cm" svg:height="2.155cm" svg:x="3.109cm" svg:y="16.367cm">
          <draw:text-box>
            <text:p>Pass Cache</text:p>
            <text:p>Writer</text:p>
          </draw:text-box>
        </draw:frame>
        <draw:line draw:style-name="gr1" draw:text-style-name="P1" draw:layer="layout" svg:x1="14.214cm" svg:y1="9.382cm" svg:x2="13.452cm" svg:y2="11.033cm">
          <text:p/>
        </draw:line>
        <draw:line draw:style-name="gr1" draw:text-style-name="P1" draw:layer="layout" svg:x1="15.357cm" svg:y1="9.255cm" svg:x2="15.357cm" svg:y2="11.16cm">
          <text:p/>
        </draw:line>
        <draw:line draw:style-name="gr1" draw:text-style-name="P1" draw:layer="layout" svg:x1="16.273cm" svg:y1="9.101cm" svg:x2="17.67cm" svg:y2="11.133cm">
          <text:p/>
        </draw:line>
        <draw:custom-shape draw:style-name="gr16" draw:text-style-name="P1" draw:layer="layout" svg:width="5.715cm" svg:height="2.286cm" svg:x="12.517cm" svg:y="7.477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3.556cm" svg:height="1.774cm" svg:x="13.687cm" svg:y="7.862cm">
          <draw:text-box>
            <text:p>Reduction</text:p>
            <text:p>Engine</text:p>
          </draw:text-box>
        </draw:frame>
        <draw:frame draw:style-name="gr17" draw:layer="layout" svg:width="4.318cm" svg:height="1.393cm" svg:x="17.383cm" svg:y="1.889cm">
          <draw:text-box>
            <text:p>Game Server</text:p>
          </draw:text-box>
        </draw:frame>
        <draw:frame draw:style-name="gr18" draw:text-style-name="P2" draw:layer="layout" svg:width="6.985cm" svg:height="1.139cm" svg:x="9.001cm" svg:y="1.254cm">
          <draw:text-box>
            <text:p><text:span text:style-name="T1">register | guess | status</text:span></text:p>
          </draw:text-box>
        </draw:frame>
        <draw:line draw:style-name="gr19" draw:text-style-name="P1" draw:layer="layout" svg:x1="17.229cm" svg:y1="3.286cm" svg:x2="8.339cm" svg:y2="3.286cm">
          <text:p/>
        </draw:line>
        <draw:frame draw:style-name="gr18" draw:text-style-name="P2" draw:layer="layout" svg:width="6.985cm" svg:height="1.139cm" svg:x="10.802cm" svg:y="3.355cm">
          <draw:text-box>
            <text:p><text:span text:style-name="T1">Process.monitor</text:span></text:p>
          </draw:text-box>
        </draw:frame>
        <draw:frame draw:style-name="gr17" draw:text-style-name="P2" draw:layer="layout" svg:width="2.05cm" svg:height="1.393cm" svg:x="3.314cm" svg:y="3.837cm">
          <draw:text-box>
            <text:p><text:span text:style-name="T1">result</text:span></text:p>
          </draw:text-box>
        </draw:frame>
        <draw:frame draw:style-name="gr17" draw:text-style-name="P2" draw:layer="layout" svg:width="2.333cm" svg:height="1.393cm" svg:x="6.414cm" svg:y="6.438cm">
          <draw:text-box>
            <text:p><text:span text:style-name="T1">reduce</text:span></text:p>
          </draw:text-box>
        </draw:frame>
        <draw:frame draw:style-name="gr17" draw:text-style-name="P2" draw:layer="layout" svg:width="2.333cm" svg:height="1.393cm" svg:x="1.615cm" svg:y="9.539cm">
          <draw:text-box>
            <text:p><text:span text:style-name="T1">lookup</text:span></text:p>
          </draw:text-box>
        </draw:frame>
        <draw:line draw:style-name="gr1" draw:text-style-name="P1" draw:layer="layout" svg:x1="6.969cm" svg:y1="17.256cm" svg:x2="9.525cm" svg:y2="16.043cm">
          <text:p/>
        </draw:line>
        <draw:frame draw:style-name="gr17" draw:text-style-name="P2" draw:layer="layout" svg:width="4.191cm" svg:height="1.393cm" svg:x="19.415cm" svg:y="12.739cm">
          <draw:text-box>
            <text:p><text:span text:style-name="T1">add words</text:span></text:p>
          </draw:text-box>
        </draw:frame>
        <draw:frame draw:style-name="gr20" draw:text-style-name="P4" draw:layer="layout" svg:width="15.494cm" svg:height="2.06cm" svg:x="6.842cm" svg:y="18.78cm">
          <draw:text-box>
            <text:p text:style-name="P3"><text:span text:style-name="T2">Player System Interaction</text:span></text:p>
          </draw:text-box>
        </draw:frame>
        <draw:frame draw:style-name="gr17" draw:text-style-name="P2" draw:layer="layout" svg:width="2.333cm" svg:height="1.393cm" svg:x="7.811cm" svg:y="11.666cm">
          <draw:text-box>
            <text:p><text:span text:style-name="T1">put</text:span></text:p>
          </draw:text-box>
        </draw:frame>
        <draw:frame draw:style-name="gr17" draw:text-style-name="P2" draw:layer="layout" svg:width="2.333cm" svg:height="1.393cm" svg:x="7.616cm" svg:y="15.74cm">
          <draw:text-box>
            <text:p><text:span text:style-name="T1">put</text:span></text:p>
          </draw:text-box>
        </draw:frame>
        <draw:frame draw:style-name="gr17" draw:text-style-name="P2" draw:layer="layout" svg:width="2.333cm" svg:height="1.393cm" svg:x="11.317cm" svg:y="12.541cm">
          <draw:text-box>
            <text:p><text:span text:style-name="T1">get</text:span></text:p>
          </draw:text-box>
        </draw:frame>
        <draw:frame draw:style-name="gr17" draw:text-style-name="P2" draw:layer="layout" svg:width="2.333cm" svg:height="1.393cm" svg:x="12.418cm" svg:y="13.342cm">
          <draw:text-box>
            <text:p><text:span text:style-name="T1">put</text:span></text:p>
          </draw:text-box>
        </draw:frame>
        <draw:frame draw:style-name="gr17" draw:text-style-name="P2" draw:layer="layout" svg:width="2.333cm" svg:height="1.393cm" svg:x="11.919cm" svg:y="9.843cm">
          <draw:text-box>
            <text:p><text:span text:style-name="T1">phash2</text:span></text:p>
          </draw:text-box>
        </draw:frame>
        <draw:frame draw:style-name="gr17" draw:text-style-name="P2" draw:layer="layout" svg:width="3.545cm" svg:height="1.393cm" svg:x="18.918cm" svg:y="11.042cm">
          <draw:text-box>
            <text:p><text:span text:style-name="T1">regex 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2" draw:fill-hatch-name="Hatching_20_1" draw:fill-image-name="Bitmape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bek </meta:initial-creator>
    <meta:creation-date>2016-08-24T20:32:42.978451932</meta:creation-date>
    <dc:date>2016-11-14T17:31:23.248363384</dc:date>
    <dc:creator>bibek </dc:creator>
    <meta:editing-duration>PT32M23S</meta:editing-duration>
    <meta:editing-cycles>12</meta:editing-cycles>
    <meta:generator>LibreOffice/4.2.8.2$Linux_X86_64 LibreOffice_project/420m0$Build-2</meta:generator>
    <meta:document-statistic meta:object-count="46"/>
  </office:meta>
</office:document-meta>
</file>